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725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#survey of the drying rate of bromeliads in the closed restinga Cardoso island 15 March 2012</text:p>
          </table:table-cell>
          <table:table-cell table:number-columns-repeated="2"/>
        </table:table-row>
        <table:table-row table:style-name="ro1">
          <table:table-cell office:value-type="string">
            <text:p># no <text:s/>rain for at least 10 days and many bromelaids are quite dry</text:p>
          </table:table-cell>
          <table:table-cell table:number-columns-repeated="2"/>
        </table:table-row>
        <table:table-row table:style-name="ro1">
          <table:table-cell office:value-type="string">
            <text:p># collected bromeliads in the morning. All from the 3 to 4 square metres. By the spring in restinga</text:p>
          </table:table-cell>
          <table:table-cell table:number-columns-repeated="2"/>
        </table:table-row>
        <table:table-row table:style-name="ro1">
          <table:table-cell office:value-type="string">
            <text:p>n.lvs</text:p>
          </table:table-cell>
          <table:table-cell office:value-type="string">
            <text:p>actual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55#some lost in measuring actual</text:p>
          </table:table-cell>
          <table:table-cell office:value-type="string">
            <text:p>690#curved ste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office:value-type="string">
            <text:p>1350#curved ste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#measured with eppendorfs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0">
            <text:p>280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495">
            <text:p>4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2012-03-15</text:date>, <text:time>16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/3.4$Unix LibreOffice_project/340m1$Build-402</meta:generator>
  </office:meta>
</office:document-meta>
</file>